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47cm"/>
    </style:style>
    <style:style style:name="co2" style:family="table-column">
      <style:table-column-properties fo:break-before="auto" style:column-width="9.001cm"/>
    </style:style>
    <style:style style:name="co3" style:family="table-column">
      <style:table-column-properties fo:break-before="auto" style:column-width="30.651cm"/>
    </style:style>
    <style:style style:name="co4" style:family="table-column">
      <style:table-column-properties fo:break-before="auto" style:column-width="1.455cm"/>
    </style:style>
    <style:style style:name="co5" style:family="table-column">
      <style:table-column-properties fo:break-before="auto" style:column-width="1.866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1983-6422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A Física na Escol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9792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Abstracta : linguagem, mente e ação (Niterói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867X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Acervo On-line de Mídia Regional (UNITAU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7-6156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ACS Symposium Seri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5354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Acta Biologica Leopoldensia (Cessou em 2006. Cont. ISSN 1809-9939 Neotropical Biology and Conservation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5342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Acta Biotheoret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795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Acta Fisiatrica (USP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67-7572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Acta Horticultura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712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Acta Limnológica Brasiliens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100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Acta Paulista de Enfermagem (UNIFESP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5-1583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Acta Protozoologica (Druk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4492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Acta Scientiae (ULBR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283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Acta Scientiarum. Biological Sciences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7361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Acta Scientiarum. Human and Social Sciences (Impresso) (Cessou em 2007. Cont. ISSN 1983-4675 Acta Scientiarum. Language and Culture (Impresso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706X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Acta Trop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3-4046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Advances in Physiology Educa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0997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Agrária (Recife. 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3-9837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Alambique (Barcelon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8728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Alceu (PUCRJ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106X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Alea: Estudos Neolatino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0394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Aletheia (ULBR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5153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Alexandria (UFSC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5-6755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Amazoniana (Kiel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505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American Journal of Phys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7-7126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American Journal of Semiot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9-4451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Amino Acids (Wien. 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3765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Anais da Academia Brasileira de Ciências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4714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Anais do Museu Paulist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9924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Análise Econômica (UFRG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0-8231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Análise Psicológ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3003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Analytica (UFRJ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87-7576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Annales de Didactique et de Sciences Cognitiv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6-4549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Annals of Nuclear Ener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2-9338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Annals of Operations Research (Dordrecht. 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4967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Annals of the Rheumatic Diseas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759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Anuário do Instituto de Geociências (UFRJ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6870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Applied Ergonomic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6-3003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Applied Mathematics and Computatio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5-7598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Applied Microbiology and Biotechnolo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6951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Applied Physics Letter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3-5773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Aquaculture Nutrition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9861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Archives of Biochemistry and Biophysics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8-4409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Archives of Medical Research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2-8933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Archives of Microbiolo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8-2341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Archivos Analíticos de Políticas Educativas / Education Policy Analysis Archiv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0854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Argumento (Jundiaí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4-6376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ARKIVOC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6-782X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Arquivos Brasileiros de Cardiologi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7149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Arquivos da APADEC (Cessou em 2005. Cont. ISSN 1980-959X Arquivos do Mudi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282X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Arquivos de Neuro-Psiquiatri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901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Arquivos em Movimento (UFRJ. Impresso) (Cessou em 2005. Cont. ISSN 1809-9556 Arquivos em Movimento (Online)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6067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Arquivos Médicos dos Hospitais e da Faculdade de Ciências Médicas da Santa Casa de São Paulo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0-4466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Asclepio (Madrid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6361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Astronomy &amp; Astrophysics (Berlin. 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4077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Avaliação (UNICAM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117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Bahia Analise &amp; Dado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5-8810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Behavioural Pharmacolo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0-8175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Biochemistry and Molecular Biology Educa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4439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Biochimica et Biophysica Acta. Molecular Basis of Diseas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9-5729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Biogerontology (Dordrech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8-6158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Biological &amp; Pharmaceutical Bulletin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6-0844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BioMetals (Oxford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8-0896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Bioorganic &amp; Medicinal Chemistry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2647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Biosystems (Amsterdam. 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1812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BIS. Boletim do Instituto de Saúde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4-4096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BJU International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407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BMC Cancer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36X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Bolema. Boletim de Educação Matemática (UNESP. Rio Claro. Impresso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968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Boletim - Centro de Letras e Ciências Humanas (UEL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440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Boletim - Sociedade Astrônomica Brasileir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5198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Boletim de Geografia (UEM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337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Boletim do Laboratório de Hidrobiologia (UFAMA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401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Boletim do Museu Paraense Emílio Goeldi. Série Ciências Naturais (Cessou em 2005. Cont. ISSN 1981-8114 Boletim do Museu Paraense Emílio Goeldi. Ciências Naturai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9739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Boletim GEPEM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0838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Boletim SBEM Bah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15-4125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Boletin de la Asociacion Matematica Venezolan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4-6094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Boletín de la SE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8993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Brain Research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1-9230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Brain Research Bulletin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913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Brazilian Archives of Biology and Technology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879X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Brazilian Journal of Medical and Biological Research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8759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Brazilian Journal of Oceanography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733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Brazilian Journal of Physics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596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Brazilian Journal of Veterinary Research and Animal Science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8324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Brazilian Oral Research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2-8240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Bulletin of Mathematical Biology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2334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Caderno Brasileiro de Ensino de Fís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594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Caderno Catarinense de Ensino de Física (Cessou em 2001. Cont. ISSN 1677-2334 Caderno Brasileiro de Ensino de Físic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979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Caderno CRH (UFBA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1466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Caderno de Física da UEF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5600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Caderno de Pesquisa. Série Biologia (UNISC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600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Caderno Pedagógico (Lajeado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0395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Cadernos Camilliani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262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Cadernos CEDES (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9112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Cadernos da Biodiversidade (Maringá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7890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Cadernos da Pós-Graduação (UEMG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371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Cadernos de Educação (UFPe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0277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Cadernos de Educação Escolar Indígen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300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Cadernos de História (UFU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7634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Cadernos de História da Ciênc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3859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Cadernos de História da Educação (UFU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1574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Cadernos de Pesquisa (Fundação Carlos Chagas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11X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Cadernos de Saúde Pública (ENSP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1781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Cadernos do Centro de Educ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9510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Cadernos do Centro de Pesquisas Literárias da PUCRS (Cessou em 2006. Cont. ISSN 1982-8853 Cadernos de Pesquisas em Literatur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4261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Cadernos FAP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333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Cadernos Pagu (UNICAMP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462X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Cadernos Saúde Coletiva (UFRJ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4694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Cadernos Temáticos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9475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Cadernos UniFO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69-1548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Cahier - Centre de Recherches sur l'Image le Symbole et le Myth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92-2765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Cahiers Gaston Bachelard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7399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Caminhos da Educação Matemática em Revist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8-4047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Cancer Biology &amp; Therap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6223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Carbon (New York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3-6484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Cell Biochemistry and Function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6-7509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Cell Biology Educa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5-6995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Cell Biology International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0-682X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Cellular and Molecular Life Sciences (Printed ed.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2-4340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Cellular and Molecular Neurobiolo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8-6568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Cellular Signalling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4-3616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Central European Journal of Mathematic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2614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Chemical Physics Letters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2797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Chemico-Biological Interactions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5-6535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Chemosphere (Oxford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2-0528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Chronobiology Internation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4188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Ciência &amp; Ambient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8631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Ciência &amp; Ensino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5111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Ciência &amp; Ensino (UNICAMP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4561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Ciência &amp; Saúde Coletiva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8-2449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Ciencia &amp; Trabajo (En líne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1965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Ciência da Informação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6725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Ciência e Cultur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313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Ciência e Educação (UNESP. Impresso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123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Ciência e Saúde Coletiv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154X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Ciência em Tel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461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Ciência Geográf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515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Ciência Hoj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054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Ciencia Hoje das Crianç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478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Ciência Rural (UFSM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3861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Ciência, Cuidado &amp; Saúd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5821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Ciências &amp; Cognição (UFRJ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868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Ciências &amp; Letras (FAPA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050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Ciências Sociais Unisino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4463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Ciencias Sociales y Religión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7651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Circumscribere (PUCS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4-9381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Classical and Quantum Gravity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8981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Clinica Chimica Acta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6-6811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Clinical and Vaccine Immunolo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9120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Clinical Biochemistr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9479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Cógito (Salvador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7187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Cognitio (PUCSP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8428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Cognitio-Estudos (PUC-SP. 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720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Coleção Ensaios (Rio de Janeir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654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ComCiência (UNICAM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6-4959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Comparative Biochemistry and Physiology. B, Biochemistry &amp; Molecular Biology (Cessou em 1999. Cont. Comparative Biochemistry and Physiology. Biochemistry &amp; Molecular Biology (2000)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2-0456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Comparative Biochemistry and Physiology. C. Toxicology &amp; Pharmacolo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5-6433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Comparative Biochemistry and Physiology. Part A, Molecular &amp; Integrative Physiolo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32-1649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Compel (Bradford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0-1315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Computers and Educa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6829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Comunicacao e Educacao (US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481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Comunicações (UNIME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2-0626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Concurrency and Computation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1028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ConScientiae Saúde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758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Contexto &amp; Educaçã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227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Contrapontos (UNIVALI) (Cessou em 2008. Cont. ISSN 1984-7114 Contrapontos (Online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05-1435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Convergencía (Toluc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33-1108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Croatian Journal of Philosoph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0689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Cronos (Natal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9172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Cultura Garanç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1-1502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Cultural Studies of Science Education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3-8651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Current Microbiology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7-0877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Cybernetics &amp; Human Know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9-6101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Cytokine &amp; Growth Factor Review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5234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Democratizar (Faetec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3806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Developmental Brain Research (Cessou em 2005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3640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Diálogo (Canoa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2898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Direcional Educador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104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Direito, Estado e Sociedade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0625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Disciplinarum Scientia. Série Ciências Exatas (Cessou em 2001. Cont. 1981-2841 Disciplinarum Scientia. Série Ciências Naturais e Tecnológica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1-3492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Discrete and Continuous Dynamical Systems. Series B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218X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Discrete Applied Mathematic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2-0738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Discursos (Coimbra) (Cessou em 1998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5652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Discursos Fotográfico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6969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Divulgacoes do Museu de Ciencias e Tecnologia-UBEA/PUCR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8-0545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Drug and Chemical Toxicology (New York, N.Y. 1978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3-9045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Drug Development and Industrial Pharmacy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3151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E-xacta (Belo Horizont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6-623X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Earth Sciences Histor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4-9541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Ecological Informatics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7-6513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Ecotoxicology and Environmental Safet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9902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Educação &amp; Linguagem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330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Educação &amp; Sociedade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5057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Educação &amp; Tecnolog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465X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Educação (PUCRS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031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Educação (UFSM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0701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Educação Ambiental em 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2194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Educação e Cultura Contemporâne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ENSINO DE CIÊNCIAS E MATEMATICA <text:s text:c="18"/></text:p>
          </table:table-cell>
          <table:table-cell office:value-type="string">
            <text:p>Educação e Matemát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9702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Educação e Pesquisa (USP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3143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Educação e Realidad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3322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Educação em Foco (Belo Horizonte. 1996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293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Educação em Foco (Juiz de For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7123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Educação em Revista (Porto Alegr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698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Educação em Revista (UFMG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9460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Educação Marist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6979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Educação Matemática em Foco (UFPB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941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Educação Matemática em Revista (São Paul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8221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Educação Matemática em Revista-R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5388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Educação Matemática Pesquis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650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Educação nas Ciências (UNIJUÍ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594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Educação Profissional (Brasília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387X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Educação Unisin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0-8446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Educacion Ho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64-2141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Educación Médica Superior (Impres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7-893X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Educación Quím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4060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Educar em Revist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1954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Educational Studies in Mathemat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16-4910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EDUCERE (Mérid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0099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Educere (Umuarama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2-6691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Electronic Journal of Differential Equation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6369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Em Extensão (UFU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9352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Em Formação (UFRJ. 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335X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Emergência Clín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0-6040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Emerging Infectious Diseases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4215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Energy Polic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4036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Ensaio (Fundação Cesgranrio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2150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Ensaio: Pesquisa em Educação em Ciências (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1723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Ensaios FEE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2-4521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Enseñanza de las Ciencia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2-9157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Enseñanza de las Ciencias de la Tierr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7011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Ensino, Saúde e Ambient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8-0381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Entomología y Vector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872X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Entomological New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3-6692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Environmental and Molecular Mutagenesis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9351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Environmental Research (New York, N.Y. 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2-6689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Environmental Toxicology and Pharmacolo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9580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Epilepsia (Copenhagen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5736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Episteme (Porto Alegr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487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Eptic (UF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8145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Escola Anna Ner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9843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Escritos sobre Educação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668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Espaço (Rio de Janeiro. 1990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469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Espaço Pedagógic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5081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Especiaria (UESC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1317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Estaç@o (Londrin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7128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Estilos da Clínica (USP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014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Estudos Avançados (USP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144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Estudos de Sociologia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4281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Estudos e Pesquisas em Psicologia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831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Estudos em Avaliação Educacional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2592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ETD : Educação Temática Digit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400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Ethos &amp; Episteme (UFAM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23-5234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European Journal of Medicinal Chemistr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2999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European Journal of Pharmacolo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0807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European Journal of Physics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4-6001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European Physical Journal. A, Hadrons and Nuclei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95-5075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Europhysics Letters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1-427X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Evidence-Based Complementary and Alternative Medicine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3-6560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Evolutionary Computation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742X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Exatec (UC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2413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Experiências em Ensino de Ciências (UFRG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5-3702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Experimental Biology and Medicine (Maywood, N.J.: 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4894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Experimental Parasitolo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2-8222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Expert Opinion on Therapeutic Target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069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Expressão (Guaxupé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2-0960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Far East Journal of Applied Mathematic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8962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Feddes Repertorium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6971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Fênix (UFU. 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5-0193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Ferroelectrics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053X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Filosofia e História da Bi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023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Filosofia Unisinos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9740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Fisioterapia Brasi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28-0671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For the Learning of Mathemat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0199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ForGrad em Revist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5-9018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Foundations of Physic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6-4879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Genes and Immunit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6707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Genetica ('s-Gravenhag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3540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Genética na Escol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4757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Genetics and Molecular Biology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7667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Geodados (Maringá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7912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Geografia (Rio Claro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4486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Geonomo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8220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Gerais: Revista Interinstitucional de Psic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891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Gestão em Ação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50X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Guairaca (UNICENTR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8979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Hermes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155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Hífen (PUCRS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3518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História da Educação (UFPel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970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História, Ciências, Saúde-Manguinhos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0-9997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Historical Studies in the Physical and Biological Sciences (Cessou em 2007. Cont. ISSN 1939-1811 Historical Studies in the Natural Science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600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Holos (Natal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706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Horizontes (EDUSF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38X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Humanitates (UCB/DF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1-4289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IAEA-Tecdoc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4668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Ideação (UEF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9464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IEEE Transactions on Magnetic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5498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Igapó (CEFET-AM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9999-9900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IJCEELL-International Journal of Continuing Engineering Education and Life Long Learning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1-2985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Immunobiology (Jena. 1979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8899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Inclusão (Brasíl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9-3141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Indivisa, Boletín de Estudios e Investigación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219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Infarma (Brasíl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9-9567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Infection and Immunity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1854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Interação (Curitiba) (Cessou em 2001. Cont. ISSN 1981-8068 Interação em Psicologia (Impresso)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3-0725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Interacções (Coimbr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6-2335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Interacções (Portugal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847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Interagir (UERJ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6369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Interciência (Catanduv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3283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Interface (Botucatu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2-8818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International Journal for the History of Mathematics Educat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2-3892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International Journal of Computers for Mathematical Learn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6-5748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International Journal of Developmental Neuroscienc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9-3100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International Journal of Distance Education Technologi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0-0570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International Journal of High Performance Computing and Networking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39X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International Journal of Mathematical Education in Science and 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8-4221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International Journal of Medical Microbiology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1-1457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International Journal of Neuropsychopharmacology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608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International Journal of Quantum Chemistr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0-0693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International Journal of Science Educa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4-5579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International Journal of Social Research Method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88-0762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Investigación en Educación Matemátic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8795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Investigações em Ensino de Ciências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9384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Investigações em Ensino de Ciências (UFRGS. 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97X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IP (Belo Horizont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7-5867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Issues in Informing Science &amp; Information Technology Education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24-2049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JCOM, Journal of Science Communica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7-2077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Jornal Brasileiro de Medicin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3713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Jornal Brasileiro de Pneumologi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5693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Jornal Brasileiro de Reprodução Assistid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7557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Jornal de Pediatri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979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Journal of Applied Physic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193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Journal of Bacteriology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266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Journal of Biological Educa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9-9596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Journal of Chemical Information and Modeling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5-1137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Journal of Clinical Microbiology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991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Journal of Computational Physics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8755-5093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Journal of Enzyme Inhibition (Print) (Cessou em 2002. Cont. ISSN 1475-6366 Journal of Enzyme Inhibition and Medicinal Chemistry (Print)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005X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Journal of Epidemiology and Community Health (1979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291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Journal of Low Temperature Physic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585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Journal of Medical Entomolo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0-4012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Journal of Neuroscience Research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263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Journal of Organic Chemistr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417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Journal of Patholo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6-8693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Journal of Pediatric Psycholo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4-3230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Journal of Physical Organic Chemistry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697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Journal of Physics and Chemistry of Solid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3-4075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Journal of Physics. B, Atomic Molecular and Optical Physics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3-8984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Journal of Physics. Condensed Matter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727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Journal of Physics. D, Applied Physics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9-8811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Journal of Psychopharmacology (Oxford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8756-971X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Journal of the American Mosquito Control Association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02-1672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Journal of the Balkan Geophysical Societ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053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Journal of the Brazilian Chemical Society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8401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Journal of the Brazilian Society of Ecotoxicolo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5096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Journal of the Mechanics and Physics of Solid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510X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Journal of the Neurological Scienc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8-6150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Journal of Thermal Analysis and Calorimetr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1-1710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Journal of Vector Ec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0934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Journal of Virological Method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512X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Kriterion (UFMG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0-9968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La Matematica e la sua Didatt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321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La Salle (Canoa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966X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Labrys (Editión Française. 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0-9095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Latin American Journal of Physics Educ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4-3465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Lecturas Educación Física y Deportes (Buenos Aire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2-9743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Lecture Notes in Computer Scienc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858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Leitura (UFA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87X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Leitura. Teoria &amp; Prát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1716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Leituras Contemporâne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4-3795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Linear Algebra and its Application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6847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Língua Escrita (UFMG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1928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Linguagem &amp; Ensino (UCPel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0743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Linguagem, Educação e Sociedade (UFPI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367X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Linhas (UDESC) (Cessou em 2005. Cont. ISSN 1984-7238 Linhas (Florianópolis. Online)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4896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Linhas Críticas (UnB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0-8615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Llull (Madrid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7-0751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Logic Journal of the IGPL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3-777X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Low Temperature Physics (Woodbury, N.Y., 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604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Lugar Comum (UFRJ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9313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Mana (UFRJ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2987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Maquinações (UEL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1-1136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Marine Environmental Research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3227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Marine Geology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7-8398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Marine Micropaleontology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6085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Maringá Ensin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545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Matemática Universitár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4-0584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Materials Chemistry and Physic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553X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Mathematicae Nota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0-1566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Mathematical Journal of Okayama Universit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2-0839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Mathematics Teaching in the Middle Schoo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7165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Matraga (Rio de Janeir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50-1104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Mediterranean Journal for Research in Mathematics Educ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0-5446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Mediterranean Journal of Mathematics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4-0276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Memórias do Instituto Oswaldo Cruz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8060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Memórias do Instituto Oswaldo Cruz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7490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Metabolic Brain Diseas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6-9379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Meteoritics &amp; Planetary Scienc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2692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Microelectronics (Luton) (Cessou em 1978. Cont. ISSN 0959-8324 Microelectronics Journal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8-4328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Micron (Oxford. 1993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93-7879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Mind &amp; Societ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8177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Molecular and Cellular Biochemistr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8-725X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Molecular Crystals and Liquid Crystals Science and Technology. Section A, Molecular Crystals and Liquid Crystals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6-7192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Molecular Genetics and Metabolism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5-7903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Molecular Phylogenetics and Evolution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425-0818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Monographies de L'Enseignement Mathématiqu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5-8711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Monthly Notices of the Royal Astronomical Society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54X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Movimento (UFRGS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0-3459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Multiscale Modeling &amp; Simulation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1451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Mundo Jovem (PUCR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6149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Musas (IPHAN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7-8357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Mutagenesi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3-5718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Mutation Research. Genetic Toxicology and Environmental Mutagenesi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1161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Mutation Research. Section on Environmental Mutagenesis and Related Subjects (Cessou em 1996. Fundiu-se com ISSN 0165-1218 e 1383-5718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0-6984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Nano Letters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7-4484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Nanotechnology (Bristol. 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3-0604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Near Surface Geophysics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66X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Neotropical Entomology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4-7427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Neurobiology of Learning and Memory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4-3190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Neurochemical Research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7-0186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Neurochemistry Internation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058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Neurociências (Rio de Janeir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940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Neuroscience Letters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0102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Neuroscience Research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1-9722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NoDEA. Nonlinear Differential Equations and Applications (Printed ed.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2-4328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Nodos y Nud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2-546X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Nonlinear Analysi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5141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Nós da Escol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7221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Nossa História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0116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Nova Escol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8-3534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Novedades Educativ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855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Nuances (UNESP Presidente Prudent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6602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Nucleus (Ituverava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6675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O Que nos Faz Pensar (PUCRJ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1-3070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O Tripeiro (Port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693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Olam: Ciência &amp; Tecnologia (Rio Claro. CD-Rom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0845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Olhar (UFSCar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5648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Olhar de Professor (UEPG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1-3650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Ometeca (Corrales, N.M.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4285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Online Brazilian Journal of Nursing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4275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Oralidades (USP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585X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Organizações &amp; Sociedade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1-2251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Paradigma (Maracay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2-0113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Parasitology Research (1987. 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3-8020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Parkinsonism &amp; Related Disorder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1893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Participação (UnB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305X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Pátio (Porto Alegre. 1997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616X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Pedagogia (UNOEST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3920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Pediatria Modern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3998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Pediatric Research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109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Pensamento &amp; Realidad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2908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Perspectiva (Erexim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0-2331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Perspectiva Escola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5693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Perspectivas da Ciência e Tecnolog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7652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Perspectivas da Educação Matemát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1165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Pesquisa em Educação Ambiental (UFSCar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762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Pesquisa em Foco (UFM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774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Pesquisa FAPESP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438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Pesquisa Operacional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6936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PesquisAção (FAEL) (Cessou em 2007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0062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Pesquisas e Práticas em Educação Matemát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1-9928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Pharmacology &amp; Toxicolo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1-3057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Pharmacology, Biochemistry and Behavior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8027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Philosophia Naturali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2236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Philósophos (UFG) (Cessou em 2000. Cont. ISSN 1982-2928 Revista Philósopho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8248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Philosophy of Science (East Lansing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261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Phronesis (PUCCAMP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0-1972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Physica Status Solidi. B, Basic Research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4526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Physica. B, Condensed Matter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2789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Physica. D, Nonlinear phenomena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6-9477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Physica. E, Low-Dimensional Systems and Nanostructures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0-2947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Physical Review. 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8-0121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Physical Review. B, Condensed Matter and Materials Physic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56-2805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Physical Review. B. Solid State. (Cessou em 1978. Cont. 1098-0121 Physical Review. B, Condensed Matter and Materials Physic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9-4918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Physical Review. D, Particles and Fields (Online) (Cessou em 2003. Cont. ISSN 1550-2368 Physical Review. D. Particles, Fields, Gravitation, and Cosmology (Online)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9120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Physics Education (Bristol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2-6944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Physics in Perspective (Printed ed.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331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Physis (UERJ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3-734X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PLoS Computational Biolo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126X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Plures. Humanidades (Ribeirão Pret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3207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Políticas Educativ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0447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Prática Hospitalar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249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Práxis Educacion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4031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Práxis Educativ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7-1210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Prima Facie (Fa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6-7733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Primeras Noticias. Comunicación y Pedagogí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4247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Principia (UFS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694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Princípios (UFRN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307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Pró-Posições (UNICAMP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5846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Progress in Neuro-Psychopharmacology &amp; Biological Psychiatr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9-8665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Protein and Peptide Letter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6975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Psicologia da Educação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182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Psicologia e Sociedade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372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Psicologia em Estudo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557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Psicologia Escolar e Educacional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9893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Psicologia: Ciência e Profissão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972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Psicologia: Reflexão e Crítica (UFRGS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486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Psicopedagogia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1781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Psychiatry Research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3-3158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Psychopharmacologia (Heidelberg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3-6625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Public Understanding of Scienc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8477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Publicatio UEPG. Ciências Exatas e da Terra, Ciências Agrárias e Engenharias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2-3915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Quadrante (Lisbo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748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Química no Brasi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4042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Química Nov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064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Química Nova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899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Química Nova na Escol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0-5371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Qurriculum (La Lagun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05-4806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azón y Palabr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3984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B. Radiologia Brasileir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8405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BPG. Revista Brasileira de Pós-Graduaçã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1684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DE. Revista de Desenvolvimento Econômic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2-4777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ading &amp; Writing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6278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CIIS. Revista Eletrônica de Comunicação, Informação &amp; Inovação em Saúde (Edição em Português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8-3186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des (Bernal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9-1513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EC. Revista Electrónica de Enseñanza de las Ciencia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7743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flexões em Ciências Human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6220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I. Revista de Educação do IDEAU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8587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ligião &amp; Sociedade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3141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MATEC. Revista de Matemática, Ensino e Cultura (UFRN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1916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NOTE. Revista Novas Tecnologias na Educ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ENSINO DE CIÊNCIAS E MATEMATICA <text:s text:c="18"/></text:p>
          </table:table-cell>
          <table:table-cell office:value-type="string">
            <text:p>Repères IREM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0-6238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productive Toxicology (Elmsford, N.Y.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3-5143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search in science &amp; technological educa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3071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SI : Revista Eletrônica de Sistemas de Inform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1322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emat : Revista Eletrônica de Educação Matemát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8632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@mbienteeduc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3506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ADUSP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5532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ANGRAD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0233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Baiana de Saúde Publ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0691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Brasileira de Biblioteconomia e Documentação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4849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Brasileira de Biociências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116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Brasileira de Cancerolog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909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Brasileira de Ciências Sociai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2478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Brasileira de Educação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6538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Brasileira de Educação Especi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5502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Brasileira de Educação Médic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167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Brasileira de Enfermagem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2318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Brasileira de Ensino de Bioquímica e Biologia Molecula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873X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Brasileira de Ensino de Ciência e Tecnolog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1117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Brasileira de Ensino de Físic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9126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Brasileira de Ensino de Física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6158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Brasileira de Ensino de Quím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183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Brasileira de Estudos Pedagogico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2695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Brasileira de Extensão Universitár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5-7536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Brasileira de Geociênci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239X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Brasileira de Gestão e Desenvolvimento Region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484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Brasileira de Hematologia e Hemoterapi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4713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Brasileira de História da Ciênc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902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Brasileira de História da Educ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955X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Brasileira de História da Matemát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5685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Brasileira de Informação na Educação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2504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Brasileira de Inovaç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2430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Brasileira de Medicina Veterinár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365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Brasileira de Neurologia e Psiquiatr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299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Brasileira de Otorrinolaringologi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5104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Brasileira de Pesquisa em Educação em Ciência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166X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Brasileira de Política e Administração da Educaç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355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Brasileira de Saúde da Família (Brasíl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5545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Brasileira de Terapia Comportamental e Cognitiv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07X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Brasileira de Terapia Intensiv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2664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CESUMAR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9618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Chilena de Educación Científic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9649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Ciência e Tecnolog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4605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Ciência em Extens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ENSINO DE CIÊNCIAS E MATEMATICA <text:s text:c="18"/></text:p>
          </table:table-cell>
          <table:table-cell office:value-type="string">
            <text:p>Revista Ciência em Foc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0352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Ciências Exatas e Naturais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4071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Científica do Centro Universitário de Barra Mans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8823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Científica FAI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8536-1038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CIP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426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Colombiana de Matematic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8814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Compact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9822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Comunicação Midiát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8-5995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Cubana de Quím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64-3466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Cubana de Salud Pública (Impres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5954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da ABEN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0455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da ADPPUCR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5276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da Associação Paulista de Cirurgiões Dentistas (Cessou em 1980. Cont. ISSN 0101-8140 Revista Regional de Araçatuba - Associação Paulista de Cirurgiões Dentista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9162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da Associação Psicanalítica de Porto Alegr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758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da SOCERJ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188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da Sociedade Brasileira de História da Ciência (Cessou em 2007. Cont. ISSN 1983-4713 Revista Brasileira de História da Ciênci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7-8682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da Sociedade Brasileira de Medicina Tropical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704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de AP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228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de Biologia e Ciências da Terr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575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de Ciência &amp; Tecn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022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de Ciência &amp; Tecnologia (UNIG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9732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de Ciências Agroveterinárias (UDESC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4684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de Ciências Humanas (Frederico Westphalen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1-3928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de Educaçã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537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de Educação AEC (Cessou em 2007. Cont. ISSN 1983-5280 Revista de Educação ANEC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6880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de Educação CEAP (Cessou em 2004. Cont. ISSN 1808-0669 Presente! (Salvador)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8868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de Educação Matemát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3993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de Educação PUC-Campin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9-5192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de Educación en Biologí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8963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de Enfermagem UFPE On Lin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6-7091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de Enseñanza de la Fís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5001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de Ensino de Engenhari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744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de Ensino de Física (Cessou em 1991. Cont.ISSN 1806-1117 Revista Brasileira de Ensino de Físic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98-1171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de Filosofía (Maracaib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895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de Física Aplicada e Instrumentaç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5585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de Informática Aplicad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857X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de Informática Mater Dei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8642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de Iniciação Científica da ULBR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0-2914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de Investigación Educacional (Cessou em 1989. Cont. ISSN 0798-0329 Revista de Investigación (Caracas)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7925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de la Construcción (Santiag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1-3814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de la Facultad de Ciencia y Tecnologi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579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de Neurociências (EPM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273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de Nutrição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0406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de Patologia Tropical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0211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de Psicologia Hospitalar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6083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de Psiquiatria Clínica (USP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108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de Psiquiatria do Rio Grande do Sul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0-694X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de Química Industri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7522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de Saúde Coletiva da UEF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8787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de Saúde Pública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8910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de Saúde Pública (USP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3483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Diálogo Educacional (PUCPR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4906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do GEL (Araraquar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0428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do Instituto de Ciências Human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4366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do Instituto Histórico e Geographico Brazileir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981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do Professor de Matemát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9096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do Programa Alfabetização Solidár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607X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do Setor de Ciências Agrárias - Universidade Federal do Paraná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0013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Dor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3876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e-Curriculum (PUC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2582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Educação (PUCRS. 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6194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Educação e Cidadan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735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Educação em Questão (UFRN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0-8404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Educación Quím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07-4041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Electrónica de Investigación Educativ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50-6666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Electrónica de Investigación en Educación en Ciencias (En línea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5-7504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Electrónica de Veterinar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6-4713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Electrónica Iberoamericana Sobre Calidad, Eficacia y Cambio en Educación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1256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Eletrônica do Mestrado em Educação Ambient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0993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Eletrônica Teccen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552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Enfermagem UERJ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6186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Espaço Acadêmico (UEM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26X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Estudos Feministas (UFSC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7-011X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Eureka sobre Enseñanza y Divulgación de las Ciencia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043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FAEEB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5854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FAFIRE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448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Gestão Industri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1783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Humanidades. Série Letras (FEOB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2-6508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Iberoamericana de Educación (Impres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1-5653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Iberoamericana de Educación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7573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Latino-Americana de Educação em Astronom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169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Latino-Americana de Enfermagem (USP. Ribeirão Preto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5-2436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latinoamerican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8043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Liberato (Novo Hamburg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80X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médica de Minas Gerais (Belo Horizont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05-6666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Mexicana de Investigación Educativ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4478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Outros Sertõ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0-4989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Panamericana de Salud Pública (Impresa) / Pan American Journal of Public Health (Impres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0582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Paulista de Pediatri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1865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Pavimentaç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257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Pesquisa Qualitativ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0-5283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Portuguesa de Filosof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1901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Produção Onlin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3264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Querubim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468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Solta a Voz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044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Tecnologia e Sociedad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6963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Unibero de Turismo e Hotelar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1892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UNICSU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8308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UNIFAMM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989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evista USP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2011-5474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LE (Past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4311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Roteiro (UNOESC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056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Saneamento Ambient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4779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Saneas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6092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Saúde e Educação para a Cidadan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0-9964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Schizophrenia Research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6-7220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Science &amp; Education (Dordrech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2-6117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Science Education Internation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9-8897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Science in Context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1-7218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Science, Technology and Societ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3166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Scientiae Studia (USP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92-3157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SEED Journal. Semiotics, Evolution, Energy, and Developmen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742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Semina (Londrin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7-1998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Semiotica (Berlin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8-3065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Ser Médic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5138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Série-Estudos (UCDB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3253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Simbio-Logias (Botucatu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332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Sintese (Belo Horizonte. 1974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841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Sitientibus (UEF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4194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Sképsis (Salvador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9-9457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Sleep Medicine (Amsterdam. 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570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Sociedade &amp; Natureza (UFU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4522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Sociologias (UFRGS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8-0806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Soil and Foundation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8-1098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Solid State Communication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93-2558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Solid State Scienc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5-2198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Studies In History and Philosophy of Modern Phys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2053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Sumário Miner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9-7911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Synthetic Communication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6086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Tecitura (Faculdade Juvêncio Terr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8498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Tecnologia &amp; Cultura (CEFET/RJ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5503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Tecnologia Educacion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5370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Teias (Rio de Janeiro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37X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Teoria e Prática da Educ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095X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Terr@ Plural (UEPG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2300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Terrae Didatic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637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The American Journal of Tropical Medicine and Hygien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0-3322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The Appalachian Voic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4-6028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The European Physical Journal. B, Condensed Matter Physics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258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The Journal of Biological Chemistry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0-7408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The Journal of Eukaryotic Microbiology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9-8479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The Journal of High Energy Physics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166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The Journal of Nutrition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3-6993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The Mathematical Intelligence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1-3440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The Montana Math Enthusiast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921X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The Physics Teacher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6090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Thin Solid Film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6-6080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Toxicological Sciences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483X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Toxicology (Amsterdam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7-2333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Toxicology in Vitr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1-0101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Toxicon (Oxford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9537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Trabalho &amp; Educação (UFMG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799X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Trabalho Necessári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1007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Trabalho, Educação e Saúde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7746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Trabalho, Educação e Saúde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0025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Traços (UNAM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173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Trans/Form/Ação (UNESP. Marília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5-9203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Transactions of the Royal Society of Tropical Medicine and Hygien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039X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Travessia (Olind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00-0098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Turkish journal of Mathematic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5-0640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Unión (San Cristobal de La Lagun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301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UNIPLI (Niterói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4651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UNIrevista (UNISINO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0-4295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Urology (Ridgewood, N.J.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775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Varia História (UFMG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3459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Veritati (UCSA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4017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Veterinary Parasitology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5450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Videtur (USP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270X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Vidya (Santa Mar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5951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Vita et Sanitas (FUG. 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1636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Vivências (URI. Erechim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8839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Vox Scientia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09-2777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WSEAS Transactions on System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8-7035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Yupana (Santa F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63-9690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ZDM (Berlin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4-4103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ZDM. Zentralblatt für Didaktik der Mathematik (Cessou em 2005. Cont. ISSN 1863-7892 MATHDI, MATHEDUC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9-5075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Zeitschrift für Naturforschung. C, A Journal of Bioscienc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4877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Zetetike (UNICAMP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75-5334</text:p>
          </table:table-cell>
          <table:table-cell office:value-type="string">
            <text:p>ENSINO DE CIÊNCIAS E MATEMATICA <text:s text:c="18"/></text:p>
          </table:table-cell>
          <table:table-cell office:value-type="string">
            <text:p>Zootaxa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1">11/04/2011</text:date>, <text:time>13:26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1T13:26:56</dc:date>
    <dc:creator>Marco Silva</dc:creator>
    <meta:document-statistic meta:table-count="1" meta:cell-count="3717" meta:object-count="0"/>
    <meta:generator>OpenOffice.org/3.2$Unix OpenOffice.org_project/320m12$Build-9483</meta:generator>
  </office:meta>
</office:document-meta>
</file>